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7a09d702fb9bcde2ea022afc6f07522d" style:family="table-column">
      <style:table-column-properties fo:break-before="auto" style:use-optimal-column-width="false" style:column-width="6cm"/>
    </style:style>
    <style:style style:name="odsStyleTableColumn-6cf3c27e6df688e0334ab5064ab18ff8" style:family="table-column">
      <style:table-column-properties fo:break-before="auto" style:use-optimal-column-width="false" style:column-width="5cm"/>
    </style:style>
    <style:style style:name="odsStyleTableColumn-e872ed0317d9d599c332020840205814" style:family="table-column">
      <style:table-column-properties fo:break-before="auto" style:use-optimal-column-width="false" style:column-width="3cm"/>
    </style:style>
    <style:style style:name="odsStyleTableCell-3194634ff9928805c8634d36bec718c7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753cd3bf31daf79d503c2ab4dcec200b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43fce1f481f641a01f7b69790bbe498c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d307316dc0949f9cbcdc1f80c06dc02f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8a89cd37a4f1aab9905e1afc6851db05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01db3b98a42aab10c0aa10772f109ae5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7a09d702fb9bcde2ea022afc6f07522d" table:default-cell-style-name="Default"/>
        <table:table-column table:style-name="odsStyleTableColumn-6cf3c27e6df688e0334ab5064ab18ff8" table:default-cell-style-name="Default"/>
        <table:table-column table:style-name="odsStyleTableColumn-e872ed0317d9d599c332020840205814" table:default-cell-style-name="Default"/>
        <table:table-column table:style-name="odsStyleTableColumn-e872ed0317d9d599c332020840205814" table:default-cell-style-name="Default"/>
        <table:table-column table:style-name="odsStyleTableColumn-e872ed0317d9d599c332020840205814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3194634ff9928805c8634d36bec718c7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753cd3bf31daf79d503c2ab4dcec200b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753cd3bf31daf79d503c2ab4dcec200b" table:number-columns-spanned="5" table:number-rows-spanned="1" office:value-type="string">
            <text:p>TABLA No. 18-24</text:p>
          </table:table-cell>
          <table:covered-table-cell table:number-columns-repeated="4"/>
        </table:table-row>
        <table:table-row table:style-name="ro1">
          <table:table-cell table:style-name="odsStyleTableCell-753cd3bf31daf79d503c2ab4dcec200b" table:number-columns-spanned="5" table:number-rows-spanned="1" office:value-type="string">
            <text:p>TABLA DE COTIZACIONES DEL 26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753cd3bf31daf79d503c2ab4dcec200b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43fce1f481f641a01f7b69790bbe498c" office:value-type="string">
            <text:p>PAIS</text:p>
          </table:table-cell>
          <table:table-cell table:style-name="odsStyleTableCell-43fce1f481f641a01f7b69790bbe498c" office:value-type="string">
            <text:p>UNIDAD MONETARIA</text:p>
          </table:table-cell>
          <table:table-cell table:style-name="odsStyleTableCell-43fce1f481f641a01f7b69790bbe498c" office:value-type="string">
            <text:p>MONEDA</text:p>
          </table:table-cell>
          <table:table-cell table:style-name="odsStyleTableCell-43fce1f481f641a01f7b69790bbe498c" office:value-type="string">
            <text:p>TIPO DE CAMBIO EN Bs POR UNIDAD DE MONEDA EXTRANJERA</text:p>
          </table:table-cell>
          <table:table-cell table:style-name="odsStyleTableCell-43fce1f481f641a01f7b69790bbe498c" office:value-type="string">
            <text:p>TIPO DE CAMBIO EN M.E.</text:p>
          </table:table-cell>
        </table:table-row>
        <table:table-row table:style-name="ro1">
          <table:table-cell table:style-name="odsStyleTableCell-d307316dc0949f9cbcdc1f80c06dc02f" office:value-type="string">
            <text:p>ESTADOS UNIDOS</text:p>
          </table:table-cell>
          <table:table-cell table:style-name="odsStyleTableCell-d307316dc0949f9cbcdc1f80c06dc02f" office:value-type="string">
            <text:p>DOLAR VENTA</text:p>
          </table:table-cell>
          <table:table-cell table:style-name="odsStyleTableCell-d307316dc0949f9cbcdc1f80c06dc02f" office:value-type="string">
            <text:p>USD.VENTA</text:p>
          </table:table-cell>
          <table:table-cell table:style-name="odsStyleTableCell-8a89cd37a4f1aab9905e1afc6851db05" office:value-type="string">
            <text:p>6.96000</text:p>
          </table:table-cell>
          <table:table-cell table:style-name="odsStyleTableCell-8a89cd37a4f1aab9905e1afc6851db05" office:value-type="string">
            <text:p/>
          </table:table-cell>
        </table:table-row>
        <table:table-row table:style-name="ro1">
          <table:table-cell table:style-name="odsStyleTableCell-d307316dc0949f9cbcdc1f80c06dc02f" office:value-type="string">
            <text:p>ESTADOS UNIDOS</text:p>
          </table:table-cell>
          <table:table-cell table:style-name="odsStyleTableCell-d307316dc0949f9cbcdc1f80c06dc02f" office:value-type="string">
            <text:p>DOLAR COMPRA</text:p>
          </table:table-cell>
          <table:table-cell table:style-name="odsStyleTableCell-d307316dc0949f9cbcdc1f80c06dc02f" office:value-type="string">
            <text:p>USD.COMPRA</text:p>
          </table:table-cell>
          <table:table-cell table:style-name="odsStyleTableCell-8a89cd37a4f1aab9905e1afc6851db05" office:value-type="string">
            <text:p>6.86000</text:p>
          </table:table-cell>
          <table:table-cell table:style-name="odsStyleTableCell-8a89cd37a4f1aab9905e1afc6851db05" office:value-type="string">
            <text:p/>
          </table:table-cell>
        </table:table-row>
        <table:table-row table:style-name="ro1">
          <table:table-cell table:style-name="odsStyleTableCell-d307316dc0949f9cbcdc1f80c06dc02f" office:value-type="string">
            <text:p>UNION EUROPEA</text:p>
          </table:table-cell>
          <table:table-cell table:style-name="odsStyleTableCell-d307316dc0949f9cbcdc1f80c06dc02f" office:value-type="string">
            <text:p>EURO</text:p>
          </table:table-cell>
          <table:table-cell table:style-name="odsStyleTableCell-d307316dc0949f9cbcdc1f80c06dc02f" office:value-type="string">
            <text:p>EUR</text:p>
          </table:table-cell>
          <table:table-cell table:style-name="odsStyleTableCell-8a89cd37a4f1aab9905e1afc6851db05" office:value-type="string">
            <text:p>7.43486</text:p>
          </table:table-cell>
          <table:table-cell table:style-name="odsStyleTableCell-8a89cd37a4f1aab9905e1afc6851db05" office:value-type="string">
            <text:p>0.92268</text:p>
          </table:table-cell>
        </table:table-row>
        <table:table-row table:style-name="ro1">
          <table:table-cell table:style-name="odsStyleTableCell-d307316dc0949f9cbcdc1f80c06dc02f" office:value-type="string">
            <text:p>JAPON</text:p>
          </table:table-cell>
          <table:table-cell table:style-name="odsStyleTableCell-d307316dc0949f9cbcdc1f80c06dc02f" office:value-type="string">
            <text:p>YEN</text:p>
          </table:table-cell>
          <table:table-cell table:style-name="odsStyleTableCell-d307316dc0949f9cbcdc1f80c06dc02f" office:value-type="string">
            <text:p>JPY</text:p>
          </table:table-cell>
          <table:table-cell table:style-name="odsStyleTableCell-8a89cd37a4f1aab9905e1afc6851db05" office:value-type="string">
            <text:p>0.04641</text:p>
          </table:table-cell>
          <table:table-cell table:style-name="odsStyleTableCell-8a89cd37a4f1aab9905e1afc6851db05" office:value-type="string">
            <text:p>147.80000</text:p>
          </table:table-cell>
        </table:table-row>
        <table:table-row table:style-name="ro1">
          <table:table-cell table:style-name="odsStyleTableCell-d307316dc0949f9cbcdc1f80c06dc02f" office:value-type="string">
            <text:p>ARABIA SAUDITA</text:p>
          </table:table-cell>
          <table:table-cell table:style-name="odsStyleTableCell-d307316dc0949f9cbcdc1f80c06dc02f" office:value-type="string">
            <text:p>RIYAL SAUDÍ</text:p>
          </table:table-cell>
          <table:table-cell table:style-name="odsStyleTableCell-d307316dc0949f9cbcdc1f80c06dc02f" office:value-type="string">
            <text:p>SAR</text:p>
          </table:table-cell>
          <table:table-cell table:style-name="odsStyleTableCell-8a89cd37a4f1aab9905e1afc6851db05" office:value-type="string">
            <text:p>1.82928</text:p>
          </table:table-cell>
          <table:table-cell table:style-name="odsStyleTableCell-8a89cd37a4f1aab9905e1afc6851db05" office:value-type="string">
            <text:p>3.75010</text:p>
          </table:table-cell>
        </table:table-row>
        <table:table-row table:style-name="ro1">
          <table:table-cell table:style-name="odsStyleTableCell-d307316dc0949f9cbcdc1f80c06dc02f" office:value-type="string">
            <text:p>ARGELIA</text:p>
          </table:table-cell>
          <table:table-cell table:style-name="odsStyleTableCell-d307316dc0949f9cbcdc1f80c06dc02f" office:value-type="string">
            <text:p>DINAR ARGELINO</text:p>
          </table:table-cell>
          <table:table-cell table:style-name="odsStyleTableCell-d307316dc0949f9cbcdc1f80c06dc02f" office:value-type="string">
            <text:p>DZD</text:p>
          </table:table-cell>
          <table:table-cell table:style-name="odsStyleTableCell-8a89cd37a4f1aab9905e1afc6851db05" office:value-type="string">
            <text:p>0.05104</text:p>
          </table:table-cell>
          <table:table-cell table:style-name="odsStyleTableCell-8a89cd37a4f1aab9905e1afc6851db05" office:value-type="string">
            <text:p>134.40050</text:p>
          </table:table-cell>
        </table:table-row>
        <table:table-row table:style-name="ro1">
          <table:table-cell table:style-name="odsStyleTableCell-d307316dc0949f9cbcdc1f80c06dc02f" office:value-type="string">
            <text:p>ARGENTINA</text:p>
          </table:table-cell>
          <table:table-cell table:style-name="odsStyleTableCell-d307316dc0949f9cbcdc1f80c06dc02f" office:value-type="string">
            <text:p>PESO</text:p>
          </table:table-cell>
          <table:table-cell table:style-name="odsStyleTableCell-d307316dc0949f9cbcdc1f80c06dc02f" office:value-type="string">
            <text:p>ARS</text:p>
          </table:table-cell>
          <table:table-cell table:style-name="odsStyleTableCell-8a89cd37a4f1aab9905e1afc6851db05" office:value-type="string">
            <text:p>0.00833</text:p>
          </table:table-cell>
          <table:table-cell table:style-name="odsStyleTableCell-8a89cd37a4f1aab9905e1afc6851db05" office:value-type="string">
            <text:p>823.06590</text:p>
          </table:table-cell>
        </table:table-row>
        <table:table-row table:style-name="ro1">
          <table:table-cell table:style-name="odsStyleTableCell-d307316dc0949f9cbcdc1f80c06dc02f" office:value-type="string">
            <text:p>AUSTRALIA</text:p>
          </table:table-cell>
          <table:table-cell table:style-name="odsStyleTableCell-d307316dc0949f9cbcdc1f80c06dc02f" office:value-type="string">
            <text:p>DÓLAR</text:p>
          </table:table-cell>
          <table:table-cell table:style-name="odsStyleTableCell-d307316dc0949f9cbcdc1f80c06dc02f" office:value-type="string">
            <text:p>AUD</text:p>
          </table:table-cell>
          <table:table-cell table:style-name="odsStyleTableCell-8a89cd37a4f1aab9905e1afc6851db05" office:value-type="string">
            <text:p>4.51387</text:p>
          </table:table-cell>
          <table:table-cell table:style-name="odsStyleTableCell-8a89cd37a4f1aab9905e1afc6851db05" office:value-type="string">
            <text:p>1.51976</text:p>
          </table:table-cell>
        </table:table-row>
        <table:table-row table:style-name="ro1">
          <table:table-cell table:style-name="odsStyleTableCell-d307316dc0949f9cbcdc1f80c06dc02f" office:value-type="string">
            <text:p>BRASIL</text:p>
          </table:table-cell>
          <table:table-cell table:style-name="odsStyleTableCell-d307316dc0949f9cbcdc1f80c06dc02f" office:value-type="string">
            <text:p>REAL</text:p>
          </table:table-cell>
          <table:table-cell table:style-name="odsStyleTableCell-d307316dc0949f9cbcdc1f80c06dc02f" office:value-type="string">
            <text:p>BRL</text:p>
          </table:table-cell>
          <table:table-cell table:style-name="odsStyleTableCell-8a89cd37a4f1aab9905e1afc6851db05" office:value-type="string">
            <text:p>1.39366</text:p>
          </table:table-cell>
          <table:table-cell table:style-name="odsStyleTableCell-8a89cd37a4f1aab9905e1afc6851db05" office:value-type="string">
            <text:p>4.92230</text:p>
          </table:table-cell>
        </table:table-row>
        <table:table-row table:style-name="ro1">
          <table:table-cell table:style-name="odsStyleTableCell-d307316dc0949f9cbcdc1f80c06dc02f" office:value-type="string">
            <text:p>CANADA</text:p>
          </table:table-cell>
          <table:table-cell table:style-name="odsStyleTableCell-d307316dc0949f9cbcdc1f80c06dc02f" office:value-type="string">
            <text:p>DÓLAR</text:p>
          </table:table-cell>
          <table:table-cell table:style-name="odsStyleTableCell-d307316dc0949f9cbcdc1f80c06dc02f" office:value-type="string">
            <text:p>CAD</text:p>
          </table:table-cell>
          <table:table-cell table:style-name="odsStyleTableCell-8a89cd37a4f1aab9905e1afc6851db05" office:value-type="string">
            <text:p>5.08374</text:p>
          </table:table-cell>
          <table:table-cell table:style-name="odsStyleTableCell-8a89cd37a4f1aab9905e1afc6851db05" office:value-type="string">
            <text:p>1.34940</text:p>
          </table:table-cell>
        </table:table-row>
        <table:table-row table:style-name="ro1">
          <table:table-cell table:style-name="odsStyleTableCell-d307316dc0949f9cbcdc1f80c06dc02f" office:value-type="string">
            <text:p>CHILE</text:p>
          </table:table-cell>
          <table:table-cell table:style-name="odsStyleTableCell-d307316dc0949f9cbcdc1f80c06dc02f" office:value-type="string">
            <text:p>PESO</text:p>
          </table:table-cell>
          <table:table-cell table:style-name="odsStyleTableCell-d307316dc0949f9cbcdc1f80c06dc02f" office:value-type="string">
            <text:p>CLP</text:p>
          </table:table-cell>
          <table:table-cell table:style-name="odsStyleTableCell-8a89cd37a4f1aab9905e1afc6851db05" office:value-type="string">
            <text:p>0.00754</text:p>
          </table:table-cell>
          <table:table-cell table:style-name="odsStyleTableCell-8a89cd37a4f1aab9905e1afc6851db05" office:value-type="string">
            <text:p>909.52000</text:p>
          </table:table-cell>
        </table:table-row>
        <table:table-row table:style-name="ro1">
          <table:table-cell table:style-name="odsStyleTableCell-d307316dc0949f9cbcdc1f80c06dc02f" office:value-type="string">
            <text:p>COLOMBIA</text:p>
          </table:table-cell>
          <table:table-cell table:style-name="odsStyleTableCell-d307316dc0949f9cbcdc1f80c06dc02f" office:value-type="string">
            <text:p>PESO</text:p>
          </table:table-cell>
          <table:table-cell table:style-name="odsStyleTableCell-d307316dc0949f9cbcdc1f80c06dc02f" office:value-type="string">
            <text:p>COP</text:p>
          </table:table-cell>
          <table:table-cell table:style-name="odsStyleTableCell-8a89cd37a4f1aab9905e1afc6851db05" office:value-type="string">
            <text:p>0.00174</text:p>
          </table:table-cell>
          <table:table-cell table:style-name="odsStyleTableCell-8a89cd37a4f1aab9905e1afc6851db05" office:value-type="string">
            <text:p>3,941.34000</text:p>
          </table:table-cell>
        </table:table-row>
        <table:table-row table:style-name="ro1">
          <table:table-cell table:style-name="odsStyleTableCell-d307316dc0949f9cbcdc1f80c06dc02f" office:value-type="string">
            <text:p>COREA DEL SUR</text:p>
          </table:table-cell>
          <table:table-cell table:style-name="odsStyleTableCell-d307316dc0949f9cbcdc1f80c06dc02f" office:value-type="string">
            <text:p>WON</text:p>
          </table:table-cell>
          <table:table-cell table:style-name="odsStyleTableCell-d307316dc0949f9cbcdc1f80c06dc02f" office:value-type="string">
            <text:p>KRW</text:p>
          </table:table-cell>
          <table:table-cell table:style-name="odsStyleTableCell-8a89cd37a4f1aab9905e1afc6851db05" office:value-type="string">
            <text:p>0.00513</text:p>
          </table:table-cell>
          <table:table-cell table:style-name="odsStyleTableCell-8a89cd37a4f1aab9905e1afc6851db05" office:value-type="string">
            <text:p>1,335.97000</text:p>
          </table:table-cell>
        </table:table-row>
        <table:table-row table:style-name="ro1">
          <table:table-cell table:style-name="odsStyleTableCell-d307316dc0949f9cbcdc1f80c06dc02f" office:value-type="string">
            <text:p>COSTA RICA</text:p>
          </table:table-cell>
          <table:table-cell table:style-name="odsStyleTableCell-d307316dc0949f9cbcdc1f80c06dc02f" office:value-type="string">
            <text:p>COLON COSTARRICENSE</text:p>
          </table:table-cell>
          <table:table-cell table:style-name="odsStyleTableCell-d307316dc0949f9cbcdc1f80c06dc02f" office:value-type="string">
            <text:p>CRC</text:p>
          </table:table-cell>
          <table:table-cell table:style-name="odsStyleTableCell-8a89cd37a4f1aab9905e1afc6851db05" office:value-type="string">
            <text:p>0.01335</text:p>
          </table:table-cell>
          <table:table-cell table:style-name="odsStyleTableCell-8a89cd37a4f1aab9905e1afc6851db05" office:value-type="string">
            <text:p>514.05000</text:p>
          </table:table-cell>
        </table:table-row>
        <table:table-row table:style-name="ro1">
          <table:table-cell table:style-name="odsStyleTableCell-d307316dc0949f9cbcdc1f80c06dc02f" office:value-type="string">
            <text:p>REPUBLICA CHECA</text:p>
          </table:table-cell>
          <table:table-cell table:style-name="odsStyleTableCell-d307316dc0949f9cbcdc1f80c06dc02f" office:value-type="string">
            <text:p>CORONA CHECA</text:p>
          </table:table-cell>
          <table:table-cell table:style-name="odsStyleTableCell-d307316dc0949f9cbcdc1f80c06dc02f" office:value-type="string">
            <text:p>CZK</text:p>
          </table:table-cell>
          <table:table-cell table:style-name="odsStyleTableCell-8a89cd37a4f1aab9905e1afc6851db05" office:value-type="string">
            <text:p>0.30043</text:p>
          </table:table-cell>
          <table:table-cell table:style-name="odsStyleTableCell-8a89cd37a4f1aab9905e1afc6851db05" office:value-type="string">
            <text:p>22.83360</text:p>
          </table:table-cell>
        </table:table-row>
        <table:table-row table:style-name="ro1">
          <table:table-cell table:style-name="odsStyleTableCell-d307316dc0949f9cbcdc1f80c06dc02f" office:value-type="string">
            <text:p>DINAMARCA</text:p>
          </table:table-cell>
          <table:table-cell table:style-name="odsStyleTableCell-d307316dc0949f9cbcdc1f80c06dc02f" office:value-type="string">
            <text:p>CORONA</text:p>
          </table:table-cell>
          <table:table-cell table:style-name="odsStyleTableCell-d307316dc0949f9cbcdc1f80c06dc02f" office:value-type="string">
            <text:p>DKK</text:p>
          </table:table-cell>
          <table:table-cell table:style-name="odsStyleTableCell-8a89cd37a4f1aab9905e1afc6851db05" office:value-type="string">
            <text:p>0.99748</text:p>
          </table:table-cell>
          <table:table-cell table:style-name="odsStyleTableCell-8a89cd37a4f1aab9905e1afc6851db05" office:value-type="string">
            <text:p>6.87730</text:p>
          </table:table-cell>
        </table:table-row>
        <table:table-row table:style-name="ro1">
          <table:table-cell table:style-name="odsStyleTableCell-d307316dc0949f9cbcdc1f80c06dc02f" office:value-type="string">
            <text:p>ECUADOR</text:p>
          </table:table-cell>
          <table:table-cell table:style-name="odsStyleTableCell-d307316dc0949f9cbcdc1f80c06dc02f" office:value-type="string">
            <text:p>DÓLAR</text:p>
          </table:table-cell>
          <table:table-cell table:style-name="odsStyleTableCell-d307316dc0949f9cbcdc1f80c06dc02f" office:value-type="string">
            <text:p>USD</text:p>
          </table:table-cell>
          <table:table-cell table:style-name="odsStyleTableCell-8a89cd37a4f1aab9905e1afc6851db05" office:value-type="string">
            <text:p>6.86000</text:p>
          </table:table-cell>
          <table:table-cell table:style-name="odsStyleTableCell-8a89cd37a4f1aab9905e1afc6851db05" office:value-type="string">
            <text:p>1.00000</text:p>
          </table:table-cell>
        </table:table-row>
        <table:table-row table:style-name="ro1">
          <table:table-cell table:style-name="odsStyleTableCell-d307316dc0949f9cbcdc1f80c06dc02f" office:value-type="string">
            <text:p>EMIRATOS ARABES</text:p>
          </table:table-cell>
          <table:table-cell table:style-name="odsStyleTableCell-d307316dc0949f9cbcdc1f80c06dc02f" office:value-type="string">
            <text:p>DIRHAM</text:p>
          </table:table-cell>
          <table:table-cell table:style-name="odsStyleTableCell-d307316dc0949f9cbcdc1f80c06dc02f" office:value-type="string">
            <text:p>AED</text:p>
          </table:table-cell>
          <table:table-cell table:style-name="odsStyleTableCell-8a89cd37a4f1aab9905e1afc6851db05" office:value-type="string">
            <text:p>1.86773</text:p>
          </table:table-cell>
          <table:table-cell table:style-name="odsStyleTableCell-8a89cd37a4f1aab9905e1afc6851db05" office:value-type="string">
            <text:p>3.67290</text:p>
          </table:table-cell>
        </table:table-row>
        <table:table-row table:style-name="ro1">
          <table:table-cell table:style-name="odsStyleTableCell-d307316dc0949f9cbcdc1f80c06dc02f" office:value-type="string">
            <text:p>FILIPINAS</text:p>
          </table:table-cell>
          <table:table-cell table:style-name="odsStyleTableCell-d307316dc0949f9cbcdc1f80c06dc02f" office:value-type="string">
            <text:p>PESO FILIPINO</text:p>
          </table:table-cell>
          <table:table-cell table:style-name="odsStyleTableCell-d307316dc0949f9cbcdc1f80c06dc02f" office:value-type="string">
            <text:p>PHP</text:p>
          </table:table-cell>
          <table:table-cell table:style-name="odsStyleTableCell-8a89cd37a4f1aab9905e1afc6851db05" office:value-type="string">
            <text:p>0.12131</text:p>
          </table:table-cell>
          <table:table-cell table:style-name="odsStyleTableCell-8a89cd37a4f1aab9905e1afc6851db05" office:value-type="string">
            <text:p>56.54900</text:p>
          </table:table-cell>
        </table:table-row>
        <table:table-row table:style-name="ro1">
          <table:table-cell table:style-name="odsStyleTableCell-d307316dc0949f9cbcdc1f80c06dc02f" office:value-type="string">
            <text:p>HAITÍ</text:p>
          </table:table-cell>
          <table:table-cell table:style-name="odsStyleTableCell-d307316dc0949f9cbcdc1f80c06dc02f" office:value-type="string">
            <text:p>GOURDE</text:p>
          </table:table-cell>
          <table:table-cell table:style-name="odsStyleTableCell-d307316dc0949f9cbcdc1f80c06dc02f" office:value-type="string">
            <text:p>HTG</text:p>
          </table:table-cell>
          <table:table-cell table:style-name="odsStyleTableCell-8a89cd37a4f1aab9905e1afc6851db05" office:value-type="string">
            <text:p>0.05217</text:p>
          </table:table-cell>
          <table:table-cell table:style-name="odsStyleTableCell-8a89cd37a4f1aab9905e1afc6851db05" office:value-type="string">
            <text:p>131.50110</text:p>
          </table:table-cell>
        </table:table-row>
        <table:table-row table:style-name="ro1">
          <table:table-cell table:style-name="odsStyleTableCell-d307316dc0949f9cbcdc1f80c06dc02f" office:value-type="string">
            <text:p>HONG KONG</text:p>
          </table:table-cell>
          <table:table-cell table:style-name="odsStyleTableCell-d307316dc0949f9cbcdc1f80c06dc02f" office:value-type="string">
            <text:p>DÓLAR</text:p>
          </table:table-cell>
          <table:table-cell table:style-name="odsStyleTableCell-d307316dc0949f9cbcdc1f80c06dc02f" office:value-type="string">
            <text:p>HKD</text:p>
          </table:table-cell>
          <table:table-cell table:style-name="odsStyleTableCell-8a89cd37a4f1aab9905e1afc6851db05" office:value-type="string">
            <text:p>0.87750</text:p>
          </table:table-cell>
          <table:table-cell table:style-name="odsStyleTableCell-8a89cd37a4f1aab9905e1afc6851db05" office:value-type="string">
            <text:p>7.81770</text:p>
          </table:table-cell>
        </table:table-row>
        <table:table-row table:style-name="ro1">
          <table:table-cell table:style-name="odsStyleTableCell-d307316dc0949f9cbcdc1f80c06dc02f" office:value-type="string">
            <text:p>INDIA</text:p>
          </table:table-cell>
          <table:table-cell table:style-name="odsStyleTableCell-d307316dc0949f9cbcdc1f80c06dc02f" office:value-type="string">
            <text:p>RUPIA</text:p>
          </table:table-cell>
          <table:table-cell table:style-name="odsStyleTableCell-d307316dc0949f9cbcdc1f80c06dc02f" office:value-type="string">
            <text:p>INR</text:p>
          </table:table-cell>
          <table:table-cell table:style-name="odsStyleTableCell-8a89cd37a4f1aab9905e1afc6851db05" office:value-type="string">
            <text:p>0.08253</text:p>
          </table:table-cell>
          <table:table-cell table:style-name="odsStyleTableCell-8a89cd37a4f1aab9905e1afc6851db05" office:value-type="string">
            <text:p>83.11750</text:p>
          </table:table-cell>
        </table:table-row>
        <table:table-row table:style-name="ro1">
          <table:table-cell table:style-name="odsStyleTableCell-d307316dc0949f9cbcdc1f80c06dc02f" office:value-type="string">
            <text:p>INDONESIA</text:p>
          </table:table-cell>
          <table:table-cell table:style-name="odsStyleTableCell-d307316dc0949f9cbcdc1f80c06dc02f" office:value-type="string">
            <text:p>RUPIA INDONESIA</text:p>
          </table:table-cell>
          <table:table-cell table:style-name="odsStyleTableCell-d307316dc0949f9cbcdc1f80c06dc02f" office:value-type="string">
            <text:p>IDR</text:p>
          </table:table-cell>
          <table:table-cell table:style-name="odsStyleTableCell-8a89cd37a4f1aab9905e1afc6851db05" office:value-type="string">
            <text:p>0.00043</text:p>
          </table:table-cell>
          <table:table-cell table:style-name="odsStyleTableCell-8a89cd37a4f1aab9905e1afc6851db05" office:value-type="string">
            <text:p>15,825.00000</text:p>
          </table:table-cell>
        </table:table-row>
        <table:table-row table:style-name="ro1">
          <table:table-cell table:style-name="odsStyleTableCell-d307316dc0949f9cbcdc1f80c06dc02f" office:value-type="string">
            <text:p>ISRAEL</text:p>
          </table:table-cell>
          <table:table-cell table:style-name="odsStyleTableCell-d307316dc0949f9cbcdc1f80c06dc02f" office:value-type="string">
            <text:p>NUEVO SÉQUEL</text:p>
          </table:table-cell>
          <table:table-cell table:style-name="odsStyleTableCell-d307316dc0949f9cbcdc1f80c06dc02f" office:value-type="string">
            <text:p>ILS</text:p>
          </table:table-cell>
          <table:table-cell table:style-name="odsStyleTableCell-8a89cd37a4f1aab9905e1afc6851db05" office:value-type="string">
            <text:p>1.85120</text:p>
          </table:table-cell>
          <table:table-cell table:style-name="odsStyleTableCell-8a89cd37a4f1aab9905e1afc6851db05" office:value-type="string">
            <text:p>3.70570</text:p>
          </table:table-cell>
        </table:table-row>
        <table:table-row table:style-name="ro1">
          <table:table-cell table:style-name="odsStyleTableCell-d307316dc0949f9cbcdc1f80c06dc02f" office:value-type="string">
            <text:p>MALASIA</text:p>
          </table:table-cell>
          <table:table-cell table:style-name="odsStyleTableCell-d307316dc0949f9cbcdc1f80c06dc02f" office:value-type="string">
            <text:p>RINGGIT MALAYO</text:p>
          </table:table-cell>
          <table:table-cell table:style-name="odsStyleTableCell-d307316dc0949f9cbcdc1f80c06dc02f" office:value-type="string">
            <text:p>MYR</text:p>
          </table:table-cell>
          <table:table-cell table:style-name="odsStyleTableCell-8a89cd37a4f1aab9905e1afc6851db05" office:value-type="string">
            <text:p>1.44986</text:p>
          </table:table-cell>
          <table:table-cell table:style-name="odsStyleTableCell-8a89cd37a4f1aab9905e1afc6851db05" office:value-type="string">
            <text:p>4.73150</text:p>
          </table:table-cell>
        </table:table-row>
        <table:table-row table:style-name="ro1">
          <table:table-cell table:style-name="odsStyleTableCell-d307316dc0949f9cbcdc1f80c06dc02f" office:value-type="string">
            <text:p>MEXICO</text:p>
          </table:table-cell>
          <table:table-cell table:style-name="odsStyleTableCell-d307316dc0949f9cbcdc1f80c06dc02f" office:value-type="string">
            <text:p>PESO</text:p>
          </table:table-cell>
          <table:table-cell table:style-name="odsStyleTableCell-d307316dc0949f9cbcdc1f80c06dc02f" office:value-type="string">
            <text:p>MXN</text:p>
          </table:table-cell>
          <table:table-cell table:style-name="odsStyleTableCell-8a89cd37a4f1aab9905e1afc6851db05" office:value-type="string">
            <text:p>0.39839</text:p>
          </table:table-cell>
          <table:table-cell table:style-name="odsStyleTableCell-8a89cd37a4f1aab9905e1afc6851db05" office:value-type="string">
            <text:p>17.21940</text:p>
          </table:table-cell>
        </table:table-row>
        <table:table-row table:style-name="ro1">
          <table:table-cell table:style-name="odsStyleTableCell-d307316dc0949f9cbcdc1f80c06dc02f" office:value-type="string">
            <text:p>NORUEGA</text:p>
          </table:table-cell>
          <table:table-cell table:style-name="odsStyleTableCell-d307316dc0949f9cbcdc1f80c06dc02f" office:value-type="string">
            <text:p>CORONA</text:p>
          </table:table-cell>
          <table:table-cell table:style-name="odsStyleTableCell-d307316dc0949f9cbcdc1f80c06dc02f" office:value-type="string">
            <text:p>NOK</text:p>
          </table:table-cell>
          <table:table-cell table:style-name="odsStyleTableCell-8a89cd37a4f1aab9905e1afc6851db05" office:value-type="string">
            <text:p>0.65640</text:p>
          </table:table-cell>
          <table:table-cell table:style-name="odsStyleTableCell-8a89cd37a4f1aab9905e1afc6851db05" office:value-type="string">
            <text:p>10.45100</text:p>
          </table:table-cell>
        </table:table-row>
        <table:table-row table:style-name="ro1">
          <table:table-cell table:style-name="odsStyleTableCell-d307316dc0949f9cbcdc1f80c06dc02f" office:value-type="string">
            <text:p>PANAMÁ</text:p>
          </table:table-cell>
          <table:table-cell table:style-name="odsStyleTableCell-d307316dc0949f9cbcdc1f80c06dc02f" office:value-type="string">
            <text:p>BALBOA</text:p>
          </table:table-cell>
          <table:table-cell table:style-name="odsStyleTableCell-d307316dc0949f9cbcdc1f80c06dc02f" office:value-type="string">
            <text:p>PAB</text:p>
          </table:table-cell>
          <table:table-cell table:style-name="odsStyleTableCell-8a89cd37a4f1aab9905e1afc6851db05" office:value-type="string">
            <text:p>6.86000</text:p>
          </table:table-cell>
          <table:table-cell table:style-name="odsStyleTableCell-8a89cd37a4f1aab9905e1afc6851db05" office:value-type="string">
            <text:p>1.00000</text:p>
          </table:table-cell>
        </table:table-row>
        <table:table-row table:style-name="ro1">
          <table:table-cell table:style-name="odsStyleTableCell-d307316dc0949f9cbcdc1f80c06dc02f" office:value-type="string">
            <text:p>PARAGUAY</text:p>
          </table:table-cell>
          <table:table-cell table:style-name="odsStyleTableCell-d307316dc0949f9cbcdc1f80c06dc02f" office:value-type="string">
            <text:p>GUARANI</text:p>
          </table:table-cell>
          <table:table-cell table:style-name="odsStyleTableCell-d307316dc0949f9cbcdc1f80c06dc02f" office:value-type="string">
            <text:p>PYG</text:p>
          </table:table-cell>
          <table:table-cell table:style-name="odsStyleTableCell-8a89cd37a4f1aab9905e1afc6851db05" office:value-type="string">
            <text:p>0.00094</text:p>
          </table:table-cell>
          <table:table-cell table:style-name="odsStyleTableCell-8a89cd37a4f1aab9905e1afc6851db05" office:value-type="string">
            <text:p>7,296.00000</text:p>
          </table:table-cell>
        </table:table-row>
        <table:table-row table:style-name="ro1">
          <table:table-cell table:style-name="odsStyleTableCell-d307316dc0949f9cbcdc1f80c06dc02f" office:value-type="string">
            <text:p>PERU</text:p>
          </table:table-cell>
          <table:table-cell table:style-name="odsStyleTableCell-d307316dc0949f9cbcdc1f80c06dc02f" office:value-type="string">
            <text:p>NUEVO SOL</text:p>
          </table:table-cell>
          <table:table-cell table:style-name="odsStyleTableCell-d307316dc0949f9cbcdc1f80c06dc02f" office:value-type="string">
            <text:p>PEN</text:p>
          </table:table-cell>
          <table:table-cell table:style-name="odsStyleTableCell-8a89cd37a4f1aab9905e1afc6851db05" office:value-type="string">
            <text:p>1.82205</text:p>
          </table:table-cell>
          <table:table-cell table:style-name="odsStyleTableCell-8a89cd37a4f1aab9905e1afc6851db05" office:value-type="string">
            <text:p>3.76500</text:p>
          </table:table-cell>
        </table:table-row>
        <table:table-row table:style-name="ro1">
          <table:table-cell table:style-name="odsStyleTableCell-d307316dc0949f9cbcdc1f80c06dc02f" office:value-type="string">
            <text:p>REINO UNIDO</text:p>
          </table:table-cell>
          <table:table-cell table:style-name="odsStyleTableCell-d307316dc0949f9cbcdc1f80c06dc02f" office:value-type="string">
            <text:p>LIBRA</text:p>
          </table:table-cell>
          <table:table-cell table:style-name="odsStyleTableCell-d307316dc0949f9cbcdc1f80c06dc02f" office:value-type="string">
            <text:p>GBP</text:p>
          </table:table-cell>
          <table:table-cell table:style-name="odsStyleTableCell-8a89cd37a4f1aab9905e1afc6851db05" office:value-type="string">
            <text:p>8.71288</text:p>
          </table:table-cell>
          <table:table-cell table:style-name="odsStyleTableCell-8a89cd37a4f1aab9905e1afc6851db05" office:value-type="string">
            <text:p>0.78734</text:p>
          </table:table-cell>
        </table:table-row>
        <table:table-row table:style-name="ro1">
          <table:table-cell table:style-name="odsStyleTableCell-d307316dc0949f9cbcdc1f80c06dc02f" office:value-type="string">
            <text:p>REPÚBLICA DOMINICANA</text:p>
          </table:table-cell>
          <table:table-cell table:style-name="odsStyleTableCell-d307316dc0949f9cbcdc1f80c06dc02f" office:value-type="string">
            <text:p>PESO DOMINICANO</text:p>
          </table:table-cell>
          <table:table-cell table:style-name="odsStyleTableCell-d307316dc0949f9cbcdc1f80c06dc02f" office:value-type="string">
            <text:p>DOP</text:p>
          </table:table-cell>
          <table:table-cell table:style-name="odsStyleTableCell-8a89cd37a4f1aab9905e1afc6851db05" office:value-type="string">
            <text:p>0.11661</text:p>
          </table:table-cell>
          <table:table-cell table:style-name="odsStyleTableCell-8a89cd37a4f1aab9905e1afc6851db05" office:value-type="string">
            <text:p>58.82900</text:p>
          </table:table-cell>
        </table:table-row>
        <table:table-row table:style-name="ro1">
          <table:table-cell table:style-name="odsStyleTableCell-d307316dc0949f9cbcdc1f80c06dc02f" office:value-type="string">
            <text:p>REP.POPULAR CHINA</text:p>
          </table:table-cell>
          <table:table-cell table:style-name="odsStyleTableCell-d307316dc0949f9cbcdc1f80c06dc02f" office:value-type="string">
            <text:p>YUAN RENMINBI OFFSHORE</text:p>
          </table:table-cell>
          <table:table-cell table:style-name="odsStyleTableCell-d307316dc0949f9cbcdc1f80c06dc02f" office:value-type="string">
            <text:p>CNH</text:p>
          </table:table-cell>
          <table:table-cell table:style-name="odsStyleTableCell-8a89cd37a4f1aab9905e1afc6851db05" office:value-type="string">
            <text:p>0.95502</text:p>
          </table:table-cell>
          <table:table-cell table:style-name="odsStyleTableCell-8a89cd37a4f1aab9905e1afc6851db05" office:value-type="string">
            <text:p>7.18310</text:p>
          </table:table-cell>
        </table:table-row>
        <table:table-row table:style-name="ro1">
          <table:table-cell table:style-name="odsStyleTableCell-d307316dc0949f9cbcdc1f80c06dc02f" office:value-type="string">
            <text:p>RUSIA</text:p>
          </table:table-cell>
          <table:table-cell table:style-name="odsStyleTableCell-d307316dc0949f9cbcdc1f80c06dc02f" office:value-type="string">
            <text:p>RUBLO RUSO</text:p>
          </table:table-cell>
          <table:table-cell table:style-name="odsStyleTableCell-d307316dc0949f9cbcdc1f80c06dc02f" office:value-type="string">
            <text:p>RUB</text:p>
          </table:table-cell>
          <table:table-cell table:style-name="odsStyleTableCell-8a89cd37a4f1aab9905e1afc6851db05" office:value-type="string">
            <text:p>0.07694</text:p>
          </table:table-cell>
          <table:table-cell table:style-name="odsStyleTableCell-8a89cd37a4f1aab9905e1afc6851db05" office:value-type="string">
            <text:p>89.15530</text:p>
          </table:table-cell>
        </table:table-row>
        <table:table-row table:style-name="ro1">
          <table:table-cell table:style-name="odsStyleTableCell-d307316dc0949f9cbcdc1f80c06dc02f" office:value-type="string">
            <text:p>SINGAPUR</text:p>
          </table:table-cell>
          <table:table-cell table:style-name="odsStyleTableCell-d307316dc0949f9cbcdc1f80c06dc02f" office:value-type="string">
            <text:p>DÓLAR</text:p>
          </table:table-cell>
          <table:table-cell table:style-name="odsStyleTableCell-d307316dc0949f9cbcdc1f80c06dc02f" office:value-type="string">
            <text:p>SGD</text:p>
          </table:table-cell>
          <table:table-cell table:style-name="odsStyleTableCell-8a89cd37a4f1aab9905e1afc6851db05" office:value-type="string">
            <text:p>5.11597</text:p>
          </table:table-cell>
          <table:table-cell table:style-name="odsStyleTableCell-8a89cd37a4f1aab9905e1afc6851db05" office:value-type="string">
            <text:p>1.34090</text:p>
          </table:table-cell>
        </table:table-row>
        <table:table-row table:style-name="ro1">
          <table:table-cell table:style-name="odsStyleTableCell-d307316dc0949f9cbcdc1f80c06dc02f" office:value-type="string">
            <text:p>SUDÁFRICA</text:p>
          </table:table-cell>
          <table:table-cell table:style-name="odsStyleTableCell-d307316dc0949f9cbcdc1f80c06dc02f" office:value-type="string">
            <text:p>RAND</text:p>
          </table:table-cell>
          <table:table-cell table:style-name="odsStyleTableCell-d307316dc0949f9cbcdc1f80c06dc02f" office:value-type="string">
            <text:p>ZAR</text:p>
          </table:table-cell>
          <table:table-cell table:style-name="odsStyleTableCell-8a89cd37a4f1aab9905e1afc6851db05" office:value-type="string">
            <text:p>0.36299</text:p>
          </table:table-cell>
          <table:table-cell table:style-name="odsStyleTableCell-8a89cd37a4f1aab9905e1afc6851db05" office:value-type="string">
            <text:p>18.89860</text:p>
          </table:table-cell>
        </table:table-row>
        <table:table-row table:style-name="ro1">
          <table:table-cell table:style-name="odsStyleTableCell-d307316dc0949f9cbcdc1f80c06dc02f" office:value-type="string">
            <text:p>SUECIA</text:p>
          </table:table-cell>
          <table:table-cell table:style-name="odsStyleTableCell-d307316dc0949f9cbcdc1f80c06dc02f" office:value-type="string">
            <text:p>CORONA</text:p>
          </table:table-cell>
          <table:table-cell table:style-name="odsStyleTableCell-d307316dc0949f9cbcdc1f80c06dc02f" office:value-type="string">
            <text:p>SEK</text:p>
          </table:table-cell>
          <table:table-cell table:style-name="odsStyleTableCell-8a89cd37a4f1aab9905e1afc6851db05" office:value-type="string">
            <text:p>0.65636</text:p>
          </table:table-cell>
          <table:table-cell table:style-name="odsStyleTableCell-8a89cd37a4f1aab9905e1afc6851db05" office:value-type="string">
            <text:p>10.45160</text:p>
          </table:table-cell>
        </table:table-row>
        <table:table-row table:style-name="ro1">
          <table:table-cell table:style-name="odsStyleTableCell-d307316dc0949f9cbcdc1f80c06dc02f" office:value-type="string">
            <text:p>SUIZA</text:p>
          </table:table-cell>
          <table:table-cell table:style-name="odsStyleTableCell-d307316dc0949f9cbcdc1f80c06dc02f" office:value-type="string">
            <text:p>FRANCO</text:p>
          </table:table-cell>
          <table:table-cell table:style-name="odsStyleTableCell-d307316dc0949f9cbcdc1f80c06dc02f" office:value-type="string">
            <text:p>CHF</text:p>
          </table:table-cell>
          <table:table-cell table:style-name="odsStyleTableCell-8a89cd37a4f1aab9905e1afc6851db05" office:value-type="string">
            <text:p>7.91143</text:p>
          </table:table-cell>
          <table:table-cell table:style-name="odsStyleTableCell-8a89cd37a4f1aab9905e1afc6851db05" office:value-type="string">
            <text:p>0.86710</text:p>
          </table:table-cell>
        </table:table-row>
        <table:table-row table:style-name="ro1">
          <table:table-cell table:style-name="odsStyleTableCell-d307316dc0949f9cbcdc1f80c06dc02f" office:value-type="string">
            <text:p>TAILANDIA</text:p>
          </table:table-cell>
          <table:table-cell table:style-name="odsStyleTableCell-d307316dc0949f9cbcdc1f80c06dc02f" office:value-type="string">
            <text:p>THAI BAHT</text:p>
          </table:table-cell>
          <table:table-cell table:style-name="odsStyleTableCell-d307316dc0949f9cbcdc1f80c06dc02f" office:value-type="string">
            <text:p>THB</text:p>
          </table:table-cell>
          <table:table-cell table:style-name="odsStyleTableCell-8a89cd37a4f1aab9905e1afc6851db05" office:value-type="string">
            <text:p>0.19185</text:p>
          </table:table-cell>
          <table:table-cell table:style-name="odsStyleTableCell-8a89cd37a4f1aab9905e1afc6851db05" office:value-type="string">
            <text:p>35.75800</text:p>
          </table:table-cell>
        </table:table-row>
        <table:table-row table:style-name="ro1">
          <table:table-cell table:style-name="odsStyleTableCell-d307316dc0949f9cbcdc1f80c06dc02f" office:value-type="string">
            <text:p>TAIWAN</text:p>
          </table:table-cell>
          <table:table-cell table:style-name="odsStyleTableCell-d307316dc0949f9cbcdc1f80c06dc02f" office:value-type="string">
            <text:p>DÓLAR</text:p>
          </table:table-cell>
          <table:table-cell table:style-name="odsStyleTableCell-d307316dc0949f9cbcdc1f80c06dc02f" office:value-type="string">
            <text:p>TWD</text:p>
          </table:table-cell>
          <table:table-cell table:style-name="odsStyleTableCell-8a89cd37a4f1aab9905e1afc6851db05" office:value-type="string">
            <text:p>0.21913</text:p>
          </table:table-cell>
          <table:table-cell table:style-name="odsStyleTableCell-8a89cd37a4f1aab9905e1afc6851db05" office:value-type="string">
            <text:p>31.30600</text:p>
          </table:table-cell>
        </table:table-row>
        <table:table-row table:style-name="ro1">
          <table:table-cell table:style-name="odsStyleTableCell-d307316dc0949f9cbcdc1f80c06dc02f" office:value-type="string">
            <text:p>TÚNEZ</text:p>
          </table:table-cell>
          <table:table-cell table:style-name="odsStyleTableCell-d307316dc0949f9cbcdc1f80c06dc02f" office:value-type="string">
            <text:p>DINAR TUNECINO</text:p>
          </table:table-cell>
          <table:table-cell table:style-name="odsStyleTableCell-d307316dc0949f9cbcdc1f80c06dc02f" office:value-type="string">
            <text:p>TND</text:p>
          </table:table-cell>
          <table:table-cell table:style-name="odsStyleTableCell-8a89cd37a4f1aab9905e1afc6851db05" office:value-type="string">
            <text:p>2.20338</text:p>
          </table:table-cell>
          <table:table-cell table:style-name="odsStyleTableCell-8a89cd37a4f1aab9905e1afc6851db05" office:value-type="string">
            <text:p>3.11340</text:p>
          </table:table-cell>
        </table:table-row>
        <table:table-row table:style-name="ro1">
          <table:table-cell table:style-name="odsStyleTableCell-d307316dc0949f9cbcdc1f80c06dc02f" office:value-type="string">
            <text:p>TURQUÍA</text:p>
          </table:table-cell>
          <table:table-cell table:style-name="odsStyleTableCell-d307316dc0949f9cbcdc1f80c06dc02f" office:value-type="string">
            <text:p>LIRA TURCA</text:p>
          </table:table-cell>
          <table:table-cell table:style-name="odsStyleTableCell-d307316dc0949f9cbcdc1f80c06dc02f" office:value-type="string">
            <text:p>TRY</text:p>
          </table:table-cell>
          <table:table-cell table:style-name="odsStyleTableCell-8a89cd37a4f1aab9905e1afc6851db05" office:value-type="string">
            <text:p>0.22672</text:p>
          </table:table-cell>
          <table:table-cell table:style-name="odsStyleTableCell-8a89cd37a4f1aab9905e1afc6851db05" office:value-type="string">
            <text:p>30.25720</text:p>
          </table:table-cell>
        </table:table-row>
        <table:table-row table:style-name="ro1">
          <table:table-cell table:style-name="odsStyleTableCell-d307316dc0949f9cbcdc1f80c06dc02f" office:value-type="string">
            <text:p>URUGUAY</text:p>
          </table:table-cell>
          <table:table-cell table:style-name="odsStyleTableCell-d307316dc0949f9cbcdc1f80c06dc02f" office:value-type="string">
            <text:p>PESO</text:p>
          </table:table-cell>
          <table:table-cell table:style-name="odsStyleTableCell-d307316dc0949f9cbcdc1f80c06dc02f" office:value-type="string">
            <text:p>UYU</text:p>
          </table:table-cell>
          <table:table-cell table:style-name="odsStyleTableCell-8a89cd37a4f1aab9905e1afc6851db05" office:value-type="string">
            <text:p>0.17601</text:p>
          </table:table-cell>
          <table:table-cell table:style-name="odsStyleTableCell-8a89cd37a4f1aab9905e1afc6851db05" office:value-type="string">
            <text:p>38.97500</text:p>
          </table:table-cell>
        </table:table-row>
        <table:table-row table:style-name="ro1">
          <table:table-cell table:style-name="odsStyleTableCell-d307316dc0949f9cbcdc1f80c06dc02f" office:value-type="string">
            <text:p>VENEZUELA</text:p>
          </table:table-cell>
          <table:table-cell table:style-name="odsStyleTableCell-d307316dc0949f9cbcdc1f80c06dc02f" office:value-type="string">
            <text:p>BOLIVAR DIGITAL</text:p>
          </table:table-cell>
          <table:table-cell table:style-name="odsStyleTableCell-d307316dc0949f9cbcdc1f80c06dc02f" office:value-type="string">
            <text:p>VES</text:p>
          </table:table-cell>
          <table:table-cell table:style-name="odsStyleTableCell-8a89cd37a4f1aab9905e1afc6851db05" office:value-type="string">
            <text:p>0.19039</text:p>
          </table:table-cell>
          <table:table-cell table:style-name="odsStyleTableCell-8a89cd37a4f1aab9905e1afc6851db05" office:value-type="string">
            <text:p>36.03140</text:p>
          </table:table-cell>
        </table:table-row>
        <table:table-row table:style-name="ro1">
          <table:table-cell table:style-name="odsStyleTableCell-d307316dc0949f9cbcdc1f80c06dc02f" office:value-type="string">
            <text:p>VIETNAM</text:p>
          </table:table-cell>
          <table:table-cell table:style-name="odsStyleTableCell-d307316dc0949f9cbcdc1f80c06dc02f" office:value-type="string">
            <text:p>DONG</text:p>
          </table:table-cell>
          <table:table-cell table:style-name="odsStyleTableCell-d307316dc0949f9cbcdc1f80c06dc02f" office:value-type="string">
            <text:p>VND</text:p>
          </table:table-cell>
          <table:table-cell table:style-name="odsStyleTableCell-8a89cd37a4f1aab9905e1afc6851db05" office:value-type="string">
            <text:p>0.00028</text:p>
          </table:table-cell>
          <table:table-cell table:style-name="odsStyleTableCell-8a89cd37a4f1aab9905e1afc6851db05" office:value-type="string">
            <text:p>24,611.30000</text:p>
          </table:table-cell>
        </table:table-row>
        <table:table-row table:style-name="ro1">
          <table:table-cell table:style-name="odsStyleTableCell-d307316dc0949f9cbcdc1f80c06dc02f" office:value-type="string">
            <text:p/>
          </table:table-cell>
          <table:table-cell table:style-name="odsStyleTableCell-d307316dc0949f9cbcdc1f80c06dc02f" office:value-type="string">
            <text:p>DERECHO ESPECIAL DE GIRO</text:p>
          </table:table-cell>
          <table:table-cell table:style-name="odsStyleTableCell-d307316dc0949f9cbcdc1f80c06dc02f" office:value-type="string">
            <text:p>USD/D.E.G.</text:p>
          </table:table-cell>
          <table:table-cell table:style-name="odsStyleTableCell-8a89cd37a4f1aab9905e1afc6851db05" office:value-type="string">
            <text:p/>
          </table:table-cell>
          <table:table-cell table:style-name="odsStyleTableCell-8a89cd37a4f1aab9905e1afc6851db05" office:value-type="string">
            <text:p>1.33280</text:p>
          </table:table-cell>
        </table:table-row>
        <table:table-row table:style-name="ro1">
          <table:table-cell table:style-name="odsStyleTableCell-d307316dc0949f9cbcdc1f80c06dc02f" office:value-type="string">
            <text:p/>
          </table:table-cell>
          <table:table-cell table:style-name="odsStyleTableCell-d307316dc0949f9cbcdc1f80c06dc02f" office:value-type="string">
            <text:p>UNIDAD DE FOMENTO DE VIVIENDA</text:p>
          </table:table-cell>
          <table:table-cell table:style-name="odsStyleTableCell-d307316dc0949f9cbcdc1f80c06dc02f" office:value-type="string">
            <text:p>Bs/UFV</text:p>
          </table:table-cell>
          <table:table-cell table:style-name="odsStyleTableCell-8a89cd37a4f1aab9905e1afc6851db05" office:value-type="string">
            <text:p/>
          </table:table-cell>
          <table:table-cell table:style-name="odsStyleTableCell-8a89cd37a4f1aab9905e1afc6851db05" office:value-type="string">
            <text:p>2.4777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753cd3bf31daf79d503c2ab4dcec200b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43fce1f481f641a01f7b69790bbe498c" office:value-type="string">
            <text:p> </text:p>
          </table:table-cell>
          <table:table-cell table:style-name="odsStyleTableCell-43fce1f481f641a01f7b69790bbe498c" office:value-type="string">
            <text:p>UNIDAD MONETARIA</text:p>
          </table:table-cell>
          <table:table-cell table:style-name="odsStyleTableCell-43fce1f481f641a01f7b69790bbe498c" office:value-type="string">
            <text:p>MONEDA</text:p>
          </table:table-cell>
          <table:table-cell table:style-name="odsStyleTableCell-43fce1f481f641a01f7b69790bbe498c" office:value-type="string">
            <text:p>TIPO DE CAMBIO EN M.E.</text:p>
          </table:table-cell>
        </table:table-row>
        <table:table-row table:style-name="ro1">
          <table:table-cell table:style-name="odsStyleTableCell-d307316dc0949f9cbcdc1f80c06dc02f" office:value-type="string">
            <text:p>ORO</text:p>
          </table:table-cell>
          <table:table-cell table:style-name="odsStyleTableCell-d307316dc0949f9cbcdc1f80c06dc02f" office:value-type="string">
            <text:p>ONZA TROY ORO</text:p>
          </table:table-cell>
          <table:table-cell table:style-name="odsStyleTableCell-d307316dc0949f9cbcdc1f80c06dc02f" office:value-type="string">
            <text:p>USD./O.T.F.</text:p>
          </table:table-cell>
          <table:table-cell table:style-name="odsStyleTableCell-8a89cd37a4f1aab9905e1afc6851db05" office:value-type="string">
            <text:p>2,015.59000</text:p>
          </table:table-cell>
        </table:table-row>
        <table:table-row table:style-name="ro1">
          <table:table-cell table:style-name="odsStyleTableCell-d307316dc0949f9cbcdc1f80c06dc02f" office:value-type="string">
            <text:p>PLATA</text:p>
          </table:table-cell>
          <table:table-cell table:style-name="odsStyleTableCell-d307316dc0949f9cbcdc1f80c06dc02f" office:value-type="string">
            <text:p>ONZA TROY PLATA</text:p>
          </table:table-cell>
          <table:table-cell table:style-name="odsStyleTableCell-d307316dc0949f9cbcdc1f80c06dc02f" office:value-type="string">
            <text:p>USD./O.T.F.</text:p>
          </table:table-cell>
          <table:table-cell table:style-name="odsStyleTableCell-8a89cd37a4f1aab9905e1afc6851db05" office:value-type="string">
            <text:p>22.8050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753cd3bf31daf79d503c2ab4dcec200b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43fce1f481f641a01f7b69790bbe498c" office:value-type="string">
            <text:p> </text:p>
          </table:table-cell>
          <table:table-cell table:style-name="odsStyleTableCell-43fce1f481f641a01f7b69790bbe498c" office:value-type="string">
            <text:p>1 MES</text:p>
          </table:table-cell>
          <table:table-cell table:style-name="odsStyleTableCell-43fce1f481f641a01f7b69790bbe498c" office:value-type="string">
            <text:p>3 MESES</text:p>
          </table:table-cell>
          <table:table-cell table:style-name="odsStyleTableCell-43fce1f481f641a01f7b69790bbe498c" office:value-type="string">
            <text:p>6 MESES</text:p>
          </table:table-cell>
        </table:table-row>
        <table:table-row table:style-name="ro1">
          <table:table-cell table:style-name="odsStyleTableCell-01db3b98a42aab10c0aa10772f109ae5" office:value-type="string">
            <text:p>TASA LIBOR(USD)</text:p>
          </table:table-cell>
          <table:table-cell table:style-name="odsStyleTableCell-8a89cd37a4f1aab9905e1afc6851db05" office:value-type="string">
            <text:p>5.45</text:p>
          </table:table-cell>
          <table:table-cell table:style-name="odsStyleTableCell-8a89cd37a4f1aab9905e1afc6851db05" office:value-type="string">
            <text:p>5.58</text:p>
          </table:table-cell>
          <table:table-cell table:style-name="odsStyleTableCell-8a89cd37a4f1aab9905e1afc6851db05" office:value-type="string">
            <text:p>5.6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d307316dc0949f9cbcdc1f80c06dc02f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1:15:55</meta:creation-date>
    <meta:generator>ods générator</meta:generator>
    <dc:date>2024-10-15T21:15:55</dc:date>
    <meta:editing-duration>PT1S</meta:editing-duration>
    <meta:editing-cycles>1</meta:editing-cycles>
    <meta:document-statistic meta:table-count="1" meta:cell-count="4" meta:object-count="0"/>
  </office:meta>
</office:document-meta>
</file>